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itle" style:master-page-name="MP0">
      <style:paragraph-properties style:page-number="auto" fo:break-before="page"/>
    </style:style>
    <style:style style:name="P2" style:family="paragraph" style:parent-style-name="Standard">
      <style:text-properties officeooo:rsid="00474a88" officeooo:paragraph-rsid="00474a88"/>
    </style:style>
    <style:style style:name="P3" style:family="paragraph" style:parent-style-name="Standard">
      <style:text-properties officeooo:rsid="00493b73" officeooo:paragraph-rsid="00493b73"/>
    </style:style>
    <style:style style:name="P4" style:family="paragraph" style:parent-style-name="Normal">
      <style:text-properties officeooo:paragraph-rsid="00474a88"/>
    </style:style>
    <style:style style:name="P5" style:family="paragraph" style:parent-style-name="Normal">
      <style:text-properties officeooo:paragraph-rsid="00493b73"/>
    </style:style>
    <style:style style:name="P6" style:family="paragraph" style:parent-style-name="Heading_20_2">
      <style:text-properties officeooo:paragraph-rsid="00474a88"/>
    </style:style>
    <style:style style:name="P7" style:family="paragraph" style:parent-style-name="Normal">
      <style:text-properties officeooo:rsid="0048eade" officeooo:paragraph-rsid="00474a88"/>
    </style:style>
    <style:style style:name="P8" style:family="paragraph" style:parent-style-name="Normal">
      <style:text-properties officeooo:rsid="0049a008" officeooo:paragraph-rsid="00474a88"/>
    </style:style>
    <style:style style:name="T1" style:family="text">
      <style:text-properties officeooo:rsid="00493b73"/>
    </style:style>
    <style:style style:name="T2" style:family="text">
      <style:text-properties officeooo:rsid="004a7e7b"/>
    </style:style>
    <style:style style:name="T3" style:family="text">
      <style:text-properties officeooo:rsid="00474a88"/>
    </style:style>
    <style:style style:name="T4" style:family="text">
      <style:text-properties officeooo:rsid="00472feb"/>
    </style:style>
    <style:style style:name="T5" style:family="text">
      <style:text-properties officeooo:rsid="0046ac92"/>
    </style:style>
    <style:style style:name="T6" style:family="text">
      <style:text-properties officeooo:rsid="0051a80e"/>
    </style:style>
    <style:style style:name="T7" style:family="text">
      <style:text-properties officeooo:rsid="0048eade"/>
    </style:style>
    <style:style style:name="T8" style:family="text">
      <style:text-properties officeooo:rsid="00492afd"/>
    </style:style>
    <style:style style:name="T9" style:family="text">
      <style:text-properties officeooo:rsid="0049a008"/>
    </style:style>
    <style:style style:name="T10" style:family="text">
      <style:text-properties officeooo:rsid="00530a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ied Form Design</text:p>
      <text:p text:style-name="P2">Using Inkscape, Avalonia, and SvgTools</text:p>
      <text:p text:style-name="P2">By Daniel Patterson</text:p>
      <text:p text:style-name="P2"/>
      <text:h text:style-name="Heading_20_1" text:outline-level="1">Introduction</text:h>
      <text:p text:style-name="P2">So, you want to design your form in a fast-and-loose fashion approximating throwing fresh-cooked spaghetti against the wall to see if sticks? If you are the kind of form designer that feels deeply about how a single individual should be able to consistently create several different forms per day rather than one every couple of months, then have we got the tools for you!</text:p>
      <text:p text:style-name="P2">Implied visual design allows you to quickly place free-style shapes on <text:span text:style-name="T1">a vector editor drawing </text:span>canvas, perform a little basic approximate alignment on them, then add just a few suggestions to those shapes that help the converter to perform its job of literally creating a beautiful, perfectly functional application form out of your mess (um, beautiful creation).</text:p>
      <text:p text:style-name="P3">This guide is an exploration of the philosophies we will honor, the procedures for building forms in a Rapid Application Development (RAD) design environment, and elemental details available for targeting your designs.</text:p>
      <text:p text:style-name="P2"/>
      <text:p text:style-name="P2">//<text:tab/><text:span text:style-name="T2">TODO: !1 - Stopped here....</text:span></text:p>
      <text:h text:style-name="Heading_20_1" text:outline-level="1">The Implied Form Design Strategy: <text:span text:style-name="T3">Artist-First GUI Design</text:span></text:h>
      <text:p text:style-name="P2">On a slightly more serious note, I know that graphic artists work in a realm of color, shape, and emotion. Your tools are brushes, bezier curves, and layers. You<text:span text:style-name="T4"> </text:span><text:span text:style-name="T5">shouldn't be required to </text:span>think at all in terms of <text:span text:style-name="T4">functional </text:span>containers, <text:span text:style-name="T4">data </text:span>bindings, or layout constraint <text:span text:style-name="T4">specifications</text:span>. Your goal is to evoke, inspire, and communicate visually. I also know that artists are most often known to create SVGs, illustrations, mockups without any concern or curiosity for how <text:span text:style-name="T6">those</text:span> <text:span text:style-name="T5">might</text:span> be implemented in code.</text:p>
      <text:p text:style-name="P4">Traditionally, <text:span text:style-name="T4">the original artwork of a user interface has been handed-off in a one-time event to </text:span><text:span text:style-name="T3">so-called front-end coders </text:span><text:span text:style-name="T4">who </text:span>have <text:span text:style-name="T4">then </text:span>been tasked with interpreting the visual assets created by the artist, and manually converting them into UI code. <text:span text:style-name="T3">There is no feedback and no round-trip. After the hand-off, it is out of the artist's hands forever. </text:span>This <text:span text:style-name="T4">practice </text:span>often leads to misinterpretation, loss of nuance, and frustration on both sides. Not only does <text:span text:style-name="T3">your</text:span> intent get diluted in the translation, but <text:span text:style-name="T3">your team</text:span> are essentially removed from the design loop at the inception stage. <text:span text:style-name="T3">In many cases, a later version of the same application has to be manually redrawn from screenshots to represent the crusty evolution it has gone through between the time the so-called front-end coders have started playing with it until the next serious version is needed.</text:span></text:p>
      <text:p text:style-name="P5"><text:span text:style-name="T1">The good news is that those times are over. SvgTools now </text:span>support<text:span text:style-name="T1">s</text:span> the philosophy of artist-first design where the <text:span text:style-name="T1">entire </text:span>role of graphic artist is completely decoupled from any programmatic <text:soft-page-break/>expectation set up by declarative-style form design, <text:span text:style-name="T1">where the artist can remain directly involved throughout the evolution of the application, and where there is no expectation whatsoever that the artist memorize anything at all about the variables or coding logic of the end application.</text:spa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P5"/>
      <text:h text:style-name="P6" text:outline-level="2">Expression Before Structure</text:h>
      <text:p text:style-name="P4">UI design must begin with freeform expression. Artists should be able to place elements intuitively, as though they were painting on a canvas, without needing to define containers, hierarchies, or layout rules upfront.</text:p>
      <text:p text:style-name="P4">In other words, the artist should be allowed complete freedom to let the design emerge organically. Structure should follow creativity <text:span text:style-name="T7">instead of preceding</text:span> it.</text:p>
      <text:p text:style-name="P7">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P4"/>
      <text:h text:style-name="P6" text:outline-level="2">Visual First, Code Second</text:h>
      <text:p text:style-name="P4">The primary interface for UI creation should be visual, tactile, and responsive. Code should be a behind-the-scenes translation of visual intent, not <text:span text:style-name="T7">ever </text:span>the starting point.</text:p>
      <text:p text:style-name="P4">Visual designers should never be forced to learn a markup language to express visual ideas, <text:span text:style-name="T7">especially one like XAML, </text:span><text:span text:style-name="T6">or many other declarative alternatives that follow the same example, </text:span><text:span text:style-name="T7">that ha</text:span><text:span text:style-name="T6">ve</text:span><text:span text:style-name="T7"> virtually no indexing, modular segregation, or consistency in construction</text:span>. <text:span text:style-name="T7">That type of markup language is a complete mess of unorganized characters and </text:span><text:span text:style-name="T6">inconsistent </text:span><text:span text:style-name="T7">patterns, and should almost always be considered to be a type of 'hands-off' style structure that can be extremely useful only in automation; not at all helpful for maintena</text:span><text:span text:style-name="T6">nce</text:span><text:span text:style-name="T7">, let alone </text:span><text:span text:style-name="T6">casual </text:span><text:span text:style-name="T7">reading, by humans.</text:span></text:p>
      <text:p text:style-name="P4"/>
      <text:h text:style-name="P6" text:outline-level="2">Fluid Grouping and Rearrangement</text:h>
      <text:p text:style-name="P4">Elements must be freely movable, groupable, and reconfigurable at any stage of the design process. Grouping should be a post-expression act, reflecting the natural evolution of the layout.</text:p>
      <text:p text:style-name="P4">As a result, user interface design tools must support dynamic restructuring without penalty or complexity.</text:p>
      <text:p text:style-name="P7">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text:soft-page-break/></text:p>
      <text:h text:style-name="P6" text:outline-level="2">Real-Time Feedback</text:h>
      <text:p text:style-name="P4">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P4">The canvas should be alive, responsive, and reflective of every creative decision, <text:span text:style-name="T8">as is currently both expected and delivered in the wide variety of vector editors available today.</text:span></text:p>
      <text:p text:style-name="P4"/>
      <text:h text:style-name="P6" text:outline-level="2">Semantic Flexibility</text:h>
      <text:p text:style-name="P4">Naming, identification, and binding should <text:span text:style-name="T9">not only</text:span> be optional, <text:span text:style-name="T9">but purposefully </text:span>deferred. The system <text:span text:style-name="T9">not </text:span>demand <text:span text:style-name="T9">any</text:span> rigid declarations <text:span text:style-name="T9">while the art is in progress</text:span>. In other words, the <text:span text:style-name="T9">function of the </text:span><text:span text:style-name="T8">file </text:span>must adapt to <text:span text:style-name="T9">and accept </text:span>the artist<text:span text:style-name="T9">'s form</text:span>.</text:p>
      <text:p text:style-name="P4"/>
      <text:h text:style-name="P6" text:outline-level="2">Design as Dialogue</text:h>
      <text:p text:style-name="P4">Tools should be collaborators, <text:span text:style-name="T10">as opposed to being</text:span> gatekeepers.</text:p>
      <text:p text:style-name="P4"><text:span text:style-name="T9">User interface</text:span> creation, <text:span text:style-name="T9">in general,</text:span> should feel <text:span text:style-name="T9">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8">However, these features should not be required at all in the early phases of a conversion system.</text:p>
      <text:p text:style-name="P4"/>
      <text:h text:style-name="P6" text:outline-level="2">Accessibility of Tools</text:h>
      <text:p text:style-name="P4">Creativity should never be gated by technical knowledge. To assure this result, the barrier to entry must be low <text:span text:style-name="T9">or even non-existent</text:span>. Artists should be able to create interfaces without needing to understand ANY programming paradigms, layout engines, or dependency properties.</text:p>
      <text:p text:style-name="P8">Those individuals understand what makes a view or use initiative intuitive to another person. They do not need to be involved in how that is going to be achieved in logic.</text:p>
      <text:p text:style-name="P8"/>
      <text:h text:style-name="P6" text:outline-level="2">Evolution Over Perfection</text:h>
      <text:p text:style-name="P4">UI design is a journey, not a destination and designs should be allowed to evolve continuously. The system must support iterative refinement, versioning, and experimentation without punishing the designer for <text:span text:style-name="T10">constantly </text:span>changing their mind.</text:p>
      <text:p text:style-name="P2"/>
      <text:p text:style-name="P2"/>
      <text:p text:style-name="P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11-21T17:06:42.725785900</meta:creation-date>
    <meta:editing-cycles>4</meta:editing-cycles>
    <meta:editing-duration>PT24M39S</meta:editing-duration>
    <dc:date>2025-11-21T17:31:23.122785100</dc:date>
    <meta:document-statistic meta:table-count="0" meta:image-count="0" meta:object-count="0" meta:page-count="4" meta:paragraph-count="37" meta:word-count="1200" meta:character-count="7684" meta:non-whitespace-character-count="6437"/>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11-21T17:06:42.294901400"/>
  </office:meta>
</office:document-meta>
</file>